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9">
          <table:table-cell table:style-name="ce35" office:value-type="string">
            <text:p>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5" office:value-type="string">
            <text:p>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/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table:number-columns-repeated="1016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table:number-columns-repeated="1016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table:number-columns-repeated="1016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4012in" svg:height="0.6846in" svg:x="9.7366in" svg:y="39.3063in" draw:caption-point-x="-0.2402in" draw:caption-point-y="-35.1343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913in" svg:height="0.8965in" svg:x="9.5606in" svg:y="90.6102in" draw:caption-point-x="-0.0642in" draw:caption-point-y="-81.3906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24in" svg:height="0.5457in" svg:x="5.7181in" svg:y="140.0539in" draw:caption-point-x="-0.2402in" draw:caption-point-y="-123.5157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24in" svg:height="0.7083in" svg:x="9.7366in" svg:y="291.2811in" draw:caption-point-x="-0.2402in" draw:caption-point-y="-268.02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001</text:p>
          </table:table-cell>
          <table:table-cell table:style-name="ce35" office:value-type="string">
            <text:p>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001</text:p>
          </table:table-cell>
          <table:table-cell table:style-name="ce35" office:value-type="string">
            <text:p>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top right 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top 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office:forms form:automatic-focus="false" form:apply-design-mode="false"/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number-columns-repeated="24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number-columns-repeated="24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001</text:p>
          </table:table-cell>
          <table:table-cell table:style-name="ce35" office:value-type="string">
            <text:p>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08">
          <table:table-cell table:number-columns-repeated="256"/>
        </table:table-row>
        <table:table-row table:style-name="ro21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f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6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10-04T16:18:25</dc:date>
    <dc:language>en-US</dc:language>
    <meta:editing-cycles>322</meta:editing-cycles>
    <meta:editing-duration>PT114H26M40S</meta:editing-duration>
    <meta:document-statistic meta:table-count="11" meta:cell-count="8302" meta:object-count="2"/>
    <meta:user-defined meta:name="Info 1"/>
    <meta:user-defined meta:name="Info 2"/>
    <meta:user-defined meta:name="Info 3"/>
    <meta:user-defined meta:name="Info 4"/>
  </office:meta>
</office:document-meta>
</file>